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v1.0, Boxed for Retail, NA</text:p>
          </table:table-cell>
          <table:table-cell table:style-name="ce2"/>
          <table:table-cell table:style-name="ce2" office:value-type="string" calcext:value-type="string">
            <text:p>KT-PR0035NA</text:p>
          </table:table-cell>
          <table:table-cell table:style-name="ce2" office:value-type="string" calcext:value-type="string">
            <text:p>LulzBot Mini v1.0, Boxed for Retail, 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KT-PR0035</text:p>
          </table:table-cell>
          <table:table-cell office:value-type="string" calcext:value-type="string">
            <text:p>[KT-PR0035] Mini, Gladiola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37</text:p>
          </table:table-cell>
          <table:table-cell office:value-type="string" calcext:value-type="string">
            <text:p>[AS-PR0037] Mini, Gladiola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2</text:p>
          </table:table-cell>
          <table:table-cell office:value-type="string" calcext:value-type="string">
            <text:p>[AS-PR0042] Mini, Z Axis,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4</text:p>
          </table:table-cell>
          <table:table-cell office:value-type="string" calcext:value-type="string">
            <text:p>[AS-PR0044] Mini, Z upper left v1.2, Mini,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1</text:p>
          </table:table-cell>
          <table:table-cell office:value-type="string" calcext:value-type="string">
            <text:p>[PP-GP0271] z-upper-mini-lef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5" calcext:value-type="float">
            <text:p>27.6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62078696273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5</text:p>
          </table:table-cell>
          <table:table-cell office:value-type="string" calcext:value-type="string">
            <text:p>[AS-PR0045] Mini, Z lower, Lef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9</text:p>
          </table:table-cell>
          <table:table-cell office:value-type="string" calcext:value-type="string">
            <text:p>[PP-GP0269] lower-z-lef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4.68" calcext:value-type="float">
            <text:p>54.6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08493976966084" calcext:value-type="currency">
            <text:p>1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46</text:p>
          </table:table-cell>
          <table:table-cell office:value-type="string" calcext:value-type="string">
            <text:p>[AS-PR0046] Mini, Z carriage- X Motor Inserts and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47</text:p>
          </table:table-cell>
          <table:table-cell office:value-type="string" calcext:value-type="string">
            <text:p>[AS-PR0047] Mini, X End Motor <text:s/>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2.68" calcext:value-type="float">
            <text:p>112.6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3575371699677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73.26" calcext:value-type="currency">
            <text:p>73.26 USD/PCE</text:p>
          </table:table-cell>
          <table:table-cell table:style-name="ce8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79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99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48</text:p>
          </table:table-cell>
          <table:table-cell office:value-type="string" calcext:value-type="string">
            <text:p>[AS-PR0048] Mini, Z Axis,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0</text:p>
          </table:table-cell>
          <table:table-cell office:value-type="string" calcext:value-type="string">
            <text:p>[AS-PR0050] Mini, Z upper right v1.2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2</text:p>
          </table:table-cell>
          <table:table-cell office:value-type="string" calcext:value-type="string">
            <text:p>[PP-GP0272] z-upper-mini-right_black_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62" calcext:value-type="float">
            <text:p>27.6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8025538369283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1</text:p>
          </table:table-cell>
          <table:table-cell office:value-type="string" calcext:value-type="string">
            <text:p>[AS-PR0051] Mini, Z lower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0</text:p>
          </table:table-cell>
          <table:table-cell office:value-type="string" calcext:value-type="string">
            <text:p>[PP-GP0270] lower-z-right-mini_lulz-green_v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56.15" calcext:value-type="float">
            <text:p>56.1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11410695073987" calcext:value-type="currency">
            <text:p>1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2</text:p>
          </table:table-cell>
          <table:table-cell office:value-type="string" calcext:value-type="string">
            <text:p>[AS-PR0052] Mini, X End Idl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4</text:p>
          </table:table-cell>
          <table:table-cell office:value-type="string" calcext:value-type="string">
            <text:p>[AS-PR0054] Mini, X End Idler Prin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4.42" calcext:value-type="float">
            <text:p>1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27027813541685" calcext:value-type="currency">
            <text:p>2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1</text:p>
          </table:table-cell>
          <table:table-cell office:value-type="string" calcext:value-type="string">
            <text:p>[HD-BT0131] Black Alloy Steel Flat-Head Socket Cap Screw, Class 10.9, M8 Size, 45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54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54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32" calcext:value-type="currency">
            <text:p>0.12 USD/PCE</text:p>
          </table:table-cell>
          <table:table-cell table:style-name="ce8" office:value-type="currency" office:currency="USD" office:value="0.123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05</text:p>
          </table:table-cell>
          <table:table-cell office:value-type="string" calcext:value-type="string">
            <text:p>[HD-BT0005] M3 x 1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5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" calcext:value-type="currency">
            <text:p>0.05 USD/PCE</text:p>
          </table:table-cell>
          <table:table-cell table:style-name="ce8" office:value-type="currency" office:currency="USD" office:value="0.102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79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4</text:p>
          </table:table-cell>
          <table:table-cell office:value-type="string" calcext:value-type="string">
            <text:p>[HD-BT0044] Metric Class 12.9 Socket Head Cap Screw, Alloy Steel, M3 Thread, 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2" calcext:value-type="currency">
            <text:p>0.02 USD/PCE</text:p>
          </table:table-cell>
          <table:table-cell table:style-name="ce8" office:value-type="currency" office:currency="USD" office:value="0.04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8</text:p>
          </table:table-cell>
          <table:table-cell office:value-type="string" calcext:value-type="string">
            <text:p>[HD-BT0048] Metric Class 12.9 Socket Head Cap Screw Alloy Steel, M5 Thread, 10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4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06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77</text:p>
          </table:table-cell>
          <table:table-cell office:value-type="string" calcext:value-type="string">
            <text:p>[HD-MS0277] Bearing 627 Ball Bearings 627 RS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7-2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" calcext:value-type="currency">
            <text:p>0.65 USD/PCE</text:p>
          </table:table-cell>
          <table:table-cell table:style-name="ce8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6.33" calcext:value-type="currency">
            <text:p>6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7</text:p>
          </table:table-cell>
          <table:table-cell office:value-type="string" calcext:value-type="string">
            <text:p>[HD-NT0047] 10mm x 2mm Flange mount super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1" calcext:value-type="currency">
            <text:p>4.81 USD/PCE</text:p>
          </table:table-cell>
          <table:table-cell table:style-name="ce8" office:value-type="currency" office:currency="USD" office:value="4.81" calcext:value-type="currency">
            <text:p>4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5.26" calcext:value-type="currency">
            <text:p>5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7</text:p>
          </table:table-cell>
          <table:table-cell office:value-type="string" calcext:value-type="string">
            <text:p>[HD-RD0037] Drive Rod 10mm X 2mm Lead OAL 282mm, Machined to 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homson Linear</text:p>
          </table:table-cell>
          <table:table-cell office:value-type="string" calcext:value-type="string">
            <text:p>SRT10X2M</text:p>
          </table:table-cell>
          <table:table-cell office:value-type="string" calcext:value-type="string">
            <text:p>Thomson Ball Screws and Actuators Co.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6.94" calcext:value-type="currency">
            <text:p>16.94 USD/PCE</text:p>
          </table:table-cell>
          <table:table-cell table:style-name="ce8" office:value-type="currency" office:currency="USD" office:value="16.94" calcext:value-type="currency">
            <text:p>16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55</text:p>
          </table:table-cell>
          <table:table-cell office:value-type="string" calcext:value-type="string">
            <text:p>[AS-PR0055] Mini, X Axis,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6</text:p>
          </table:table-cell>
          <table:table-cell office:value-type="string" calcext:value-type="string">
            <text:p>[AS-PR0056] Mini, X Motor Carriage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9.02" calcext:value-type="float">
            <text:p>49.0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972636201696679" calcext:value-type="currency">
            <text:p>0.9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57</text:p>
          </table:table-cell>
          <table:table-cell office:value-type="string" calcext:value-type="string">
            <text:p>[AS-PR0057] Mini, Upper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58</text:p>
          </table:table-cell>
          <table:table-cell office:value-type="string" calcext:value-type="string">
            <text:p>[AS-PR0058] Mini, Upper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.19" calcext:value-type="float">
            <text:p>37.1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3790983967971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28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03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15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4</text:p>
          </table:table-cell>
          <table:table-cell office:value-type="string" calcext:value-type="string">
            <text:p>[AS-PR0064] Mini,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5</text:p>
          </table:table-cell>
          <table:table-cell office:value-type="string" calcext:value-type="string">
            <text:p>[AS-PR0065] Mini, Handle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_v2.5</text:p>
          </table:table-cell>
          <table:table-cell office:value-type="string" calcext:value-type="string">
            <text:p>[PP-GP0259_v2.5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1.44" calcext:value-type="float">
            <text:p>41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822236723751742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6</text:p>
          </table:table-cell>
          <table:table-cell office:value-type="string" calcext:value-type="string">
            <text:p>[AS-PR0066] Mini, Upper Relief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86116157251451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7</text:p>
          </table:table-cell>
          <table:table-cell office:value-type="string" calcext:value-type="string">
            <text:p>[AS-PR0067] Mini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6511225947548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44454046808586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29" calcext:value-type="currency">
            <text:p>0.14 USD/PCE</text:p>
          </table:table-cell>
          <table:table-cell table:style-name="ce8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0</text:p>
          </table:table-cell>
          <table:table-cell office:value-type="string" calcext:value-type="string">
            <text:p>[AS-PR0070] Mini, Y Axis Rod Mount, Motor Sid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3850156087409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3</text:p>
          </table:table-cell>
          <table:table-cell office:value-type="string" calcext:value-type="string">
            <text:p>[AS-PR0073] Mini, Double Bearing Holder, 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75</text:p>
          </table:table-cell>
          <table:table-cell office:value-type="string" calcext:value-type="string">
            <text:p>[AS-PR0075] Mini, Double Bearing Holder, Non-switch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74</text:p>
          </table:table-cell>
          <table:table-cell office:value-type="string" calcext:value-type="string">
            <text:p>[AS-PR0074] Mini, Double Bearing Hol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9564366214571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13</text:p>
          </table:table-cell>
          <table:table-cell office:value-type="string" calcext:value-type="string">
            <text:p>[HD-BU0013] DryLin® R - Solid polymer bearing RJM-01, 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JM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-01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2.3" calcext:value-type="currency">
            <text:p>2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1.74" calcext:value-type="currency">
            <text:p>21.74 USD/PCE</text:p>
          </table:table-cell>
          <table:table-cell table:style-name="ce8" office:value-type="currency" office:currency="USD" office:value="21.74" calcext:value-type="currency">
            <text:p>21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48</text:p>
          </table:table-cell>
          <table:table-cell office:value-type="string" calcext:value-type="string">
            <text:p>[PP-GP0248] bed corners, mini v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3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89009786644414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706379301222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5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0973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082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6745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3465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4</text:p>
          </table:table-cell>
          <table:table-cell office:value-type="string" calcext:value-type="string">
            <text:p>[EL-HR0114] Mini Bed Harness Completed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15</text:p>
          </table:table-cell>
          <table:table-cell office:value-type="string" calcext:value-type="string">
            <text:p>[EL-HR0115] Mini YZ Motor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leph Objects Inc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7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31</text:p>
          </table:table-cell>
          <table:table-cell office:value-type="string" calcext:value-type="string">
            <text:p>[EL-MS0431] Fork Terminal, non-insulated, 26 – 22 AWG, #4 stud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98" calcext:value-type="currency">
            <text:p>0.39 USD/PCE</text:p>
          </table:table-cell>
          <table:table-cell table:style-name="ce8" office:value-type="currency" office:currency="USD" office:value="0.3898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612862903093514" calcext:value-type="currency">
            <text:p>0.00 USD/mm</text:p>
          </table:table-cell>
          <table:table-cell table:style-name="ce8" office:value-type="currency" office:currency="USD" office:value="0.3278816531550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2</text:p>
          </table:table-cell>
          <table:table-cell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58" calcext:value-type="currency">
            <text:p>29.58 USD/PCE</text:p>
          </table:table-cell>
          <table:table-cell table:style-name="ce8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1569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14584829514865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451115485564304" calcext:value-type="currency">
            <text:p>0.00 USD/mm</text:p>
          </table:table-cell>
          <table:table-cell table:style-name="ce8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4" calcext:value-type="currency">
            <text:p>0.26 USD/PCE</text:p>
          </table:table-cell>
          <table:table-cell table:style-name="ce8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99-01872 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" calcext:value-type="currency">
            <text:p>0.06 USD/PCE</text:p>
          </table:table-cell>
          <table:table-cell table:style-name="ce8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39692058060989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32</text:p>
          </table:table-cell>
          <table:table-cell office:value-type="string" calcext:value-type="string">
            <text:p>[EL-MT0032] Nema 17 Stepper Motor Damper, Flange-less, w/Pilot - Moon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46963250000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5" calcext:value-type="currency">
            <text:p>2.45 USD/PCE</text:p>
          </table:table-cell>
          <table:table-cell table:style-name="ce8" office:value-type="currency" office:currency="USD" office:value="2.45" calcext:value-type="currency">
            <text:p>2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5</text:p>
          </table:table-cell>
          <table:table-cell office:value-type="string" calcext:value-type="string">
            <text:p>[HD-BT0085] 18-8 Stainless Steel Button-Head Socket Cap Screw, M3 Size, 5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51141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26" calcext:value-type="currency">
            <text:p>0.03 USD/PCE</text:p>
          </table:table-cell>
          <table:table-cell table:style-name="ce8" office:value-type="currency" office:currency="USD" office:value="0.0322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5244" calcext:value-type="currency">
            <text:p>1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4615" calcext:value-type="currency">
            <text:p>0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844" calcext:value-type="currency">
            <text:p>0.18 USD/PCE</text:p>
          </table:table-cell>
          <table:table-cell table:style-name="ce8" office:value-type="currency" office:currency="USD" office:value="0.7376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1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25" calcext:value-type="currency">
            <text:p>0.09 USD/PCE</text:p>
          </table:table-cell>
          <table:table-cell table:style-name="ce8" office:value-type="currency" office:currency="USD" office:value="0.3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772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24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9.87" calcext:value-type="currency">
            <text:p>19.87 USD/PCE</text:p>
          </table:table-cell>
          <table:table-cell table:style-name="ce8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1.98" calcext:value-type="currency">
            <text:p>11.98 USD/PCE</text:p>
          </table:table-cell>
          <table:table-cell table:style-name="ce8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8.52" calcext:value-type="currency">
            <text:p>18.52 USD/PCE</text:p>
          </table:table-cell>
          <table:table-cell table:style-name="ce8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9.93" calcext:value-type="currency">
            <text:p>29.93 USD/PCE</text:p>
          </table:table-cell>
          <table:table-cell table:style-name="ce8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78</text:p>
          </table:table-cell>
          <table:table-cell office:value-type="string" calcext:value-type="string">
            <text:p>[AS-PR0078] Mini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8</text:p>
          </table:table-cell>
          <table:table-cell office:value-type="string" calcext:value-type="string">
            <text:p>[EL-HR0068] Mini Plug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69</text:p>
          </table:table-cell>
          <table:table-cell office:value-type="string" calcext:value-type="string">
            <text:p>[EL-HR0069] Mini PS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4</text:p>
          </table:table-cell>
          <table:table-cell office:value-type="string" calcext:value-type="string">
            <text:p>[EL-HR0104] Mini Plug to SW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95" calcext:value-type="currency">
            <text:p>0.30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6</text:p>
          </table:table-cell>
          <table:table-cell office:value-type="string" calcext:value-type="string">
            <text:p>[EL-HR0106] Mini PS to RAMBo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341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672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46</text:p>
          </table:table-cell>
          <table:table-cell office:value-type="string" calcext:value-type="string">
            <text:p>[PC-CN0046] Term Block Plug 4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395300004</text:p>
          </table:table-cell>
          <table:table-cell office:value-type="string" calcext:value-type="string">
            <text:p>TTI Global Distributio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876" calcext:value-type="currency">
            <text:p>0.88 USD/PCE</text:p>
          </table:table-cell>
          <table:table-cell table:style-name="ce8" office:value-type="currency" office:currency="USD" office:value="0.876" calcext:value-type="currency">
            <text:p>0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7</text:p>
          </table:table-cell>
          <table:table-cell office:value-type="string" calcext:value-type="string">
            <text:p>[EL-HR0107] Mini SW to PS - Black Wire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17</text:p>
          </table:table-cell>
          <table:table-cell office:value-type="string" calcext:value-type="string">
            <text:p>[EL-HR0117] Earth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4" calcext:value-type="currency">
            <text:p>0.12 USD/PCE</text:p>
          </table:table-cell>
          <table:table-cell table:style-name="ce8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7</text:p>
          </table:table-cell>
          <table:table-cell office:value-type="string" calcext:value-type="string">
            <text:p>[EL-HR0127] Mini SW to PS - White Wire Extension Harness Assembly –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8</text:p>
          </table:table-cell>
          <table:table-cell office:value-type="string" calcext:value-type="string">
            <text:p>[EL-HR0128] Mini Case Fan Harness R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03-CC126JKX7R7BB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4" calcext:value-type="currency">
            <text:p>0.04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88" calcext:value-type="currency">
            <text:p>3.88 USD/PCE</text:p>
          </table:table-cell>
          <table:table-cell table:style-name="ce8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9</text:p>
          </table:table-cell>
          <table:table-cell office:value-type="string" calcext:value-type="string">
            <text:p>[PP-FP0139] Silk Screened Electronics Cas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2.32" calcext:value-type="currency">
            <text:p>42.32 USD/PCE</text:p>
          </table:table-cell>
          <table:table-cell table:style-name="ce8" office:value-type="currency" office:currency="USD" office:value="42.32" calcext:value-type="currency">
            <text:p>42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" calcext:value-type="currency">
            <text:p>0.30 USD/PCE</text:p>
          </table:table-cell>
          <table:table-cell table:style-name="ce8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0.65" calcext:value-type="currency">
            <text:p>20.65 USD/PCE</text:p>
          </table:table-cell>
          <table:table-cell table:style-name="ce8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85" calcext:value-type="currency">
            <text:p>0.39 USD/PCE</text:p>
          </table:table-cell>
          <table:table-cell table:style-name="ce8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68" calcext:value-type="currency">
            <text:p>1.27 USD/PCE</text:p>
          </table:table-cell>
          <table:table-cell table:style-name="ce8" office:value-type="currency" office:currency="USD" office:value="1.268" calcext:value-type="currency">
            <text:p>1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2" calcext:value-type="currency">
            <text:p>0.03 USD/PCE</text:p>
          </table:table-cell>
          <table:table-cell table:style-name="ce8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8" calcext:value-type="currency">
            <text:p>0.03 USD/PCE</text:p>
          </table:table-cell>
          <table:table-cell table:style-name="ce8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" calcext:value-type="currency">
            <text:p>3.10 USD/PCE</text:p>
          </table:table-cell>
          <table:table-cell table:style-name="ce8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09137727296778" calcext:value-type="currency">
            <text:p>0.6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61918199615513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office:value-type="string" calcext:value-type="string">
            <text:p>[PP-IS0067] Mini 2, Spool Hin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309899645496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_v1.4</text:p>
          </table:table-cell>
          <table:table-cell office:value-type="string" calcext:value-type="string">
            <text:p>[PP-GP0255_v1.4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25997813012575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921" calcext:value-type="currency">
            <text:p>0.59 USD/PCE</text:p>
          </table:table-cell>
          <table:table-cell table:style-name="ce8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242</text:p>
          </table:table-cell>
          <table:table-cell office:value-type="string" calcext:value-type="string">
            <text:p>pkg, 100</text:p>
          </table:table-cell>
          <table:table-cell table:style-name="ce4" office:value-type="currency" office:currency="USD/PCE" office:value="0.1209" calcext:value-type="currency">
            <text:p>0.12 USD/PCE</text:p>
          </table:table-cell>
          <table:table-cell table:style-name="ce8" office:value-type="currency" office:currency="USD" office:value="0.2418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22</text:p>
          </table:table-cell>
          <table:table-cell office:value-type="string" calcext:value-type="string">
            <text:p>[AS-TH0022] Mini, Gladiola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05</text:p>
          </table:table-cell>
          <table:table-cell office:value-type="string" calcext:value-type="string">
            <text:p>[AS-HE0005] Hexagon Hot End, .5mm Assembly, Mini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4</text:p>
          </table:table-cell>
          <table:table-cell office:value-type="string" calcext:value-type="string">
            <text:p>[AS-CB0024] Heater Cartridge 17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77</text:p>
          </table:table-cell>
          <table:table-cell office:value-type="string" calcext:value-type="string">
            <text:p>[EL-MS0377] 24V 30W Heater Cartridge, 23cm Leads (with no connectors on e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C24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25" calcext:value-type="currency">
            <text:p>3.25 USD/PCE</text:p>
          </table:table-cell>
          <table:table-cell table:style-name="ce8" office:value-type="currency" office:currency="USD" office:value="3.25" calcext:value-type="currency">
            <text:p>3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25</text:p>
          </table:table-cell>
          <table:table-cell office:value-type="string" calcext:value-type="string">
            <text:p>[AS-CB0025] Thermistor 19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TH0011</text:p>
          </table:table-cell>
          <table:table-cell office:value-type="string" calcext:value-type="string">
            <text:p>[EL-TH0011] Semitec GT2 Thermistor (100kOhm type) Leads with no connectors on en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Semitec104gt2 Thermist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24</text:p>
          </table:table-cell>
          <table:table-cell office:value-type="string" calcext:value-type="string">
            <text:p>[EL-HR0124] Mini, Zero Sense 2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8" office:value-type="currency" office:currency="USD" office:value="0.211614173228346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1946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2</text:p>
          </table:table-cell>
          <table:table-cell office:value-type="string" calcext:value-type="string">
            <text:p>[HD-BT0172] M3 x 4 Setscrew (Heater Cartridge Set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M3x4 Setscrew</text:p>
          </table:table-cell>
          <table:table-cell office:value-type="string" calcext:value-type="string">
            <text:p>pkg, 2</text:p>
          </table:table-cell>
          <table:table-cell table:style-name="ce4" office:value-type="currency" office:currency="USD/PCE" office:value="0.04" calcext:value-type="currency">
            <text:p>0.04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029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3</text:p>
          </table:table-cell>
          <table:table-cell office:value-type="string" calcext:value-type="string">
            <text:p>[PP-MP0133] Hexagon Heatsink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ody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9.5" calcext:value-type="currency">
            <text:p>19.50 USD/PCE</text:p>
          </table:table-cell>
          <table:table-cell table:style-name="ce8" office:value-type="currency" office:currency="USD" office:value="19.5" calcext:value-type="currency">
            <text:p>19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4</text:p>
          </table:table-cell>
          <table:table-cell office:value-type="string" calcext:value-type="string">
            <text:p>[PP-MP0134] Hexagon Heater Block with Holes for Retention Plate and Hexagon Logo Laser Etched on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lo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" calcext:value-type="currency">
            <text:p>5.20 USD/PCE</text:p>
          </table:table-cell>
          <table:table-cell table:style-name="ce8" office:value-type="currency" office:currency="USD" office:value="5.2" calcext:value-type="currency">
            <text:p>5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5</text:p>
          </table:table-cell>
          <table:table-cell office:value-type="string" calcext:value-type="string">
            <text:p>[PP-MP0135] 0.5mm Nozzle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Nozzle 0.5m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55" calcext:value-type="currency">
            <text:p>4.55 USD/PCE</text:p>
          </table:table-cell>
          <table:table-cell table:style-name="ce8" office:value-type="currency" office:currency="USD" office:value="4.55" calcext:value-type="currency">
            <text:p>4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6</text:p>
          </table:table-cell>
          <table:table-cell office:value-type="string" calcext:value-type="string">
            <text:p>[PP-MP0136] Thermistor Retention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Retention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" calcext:value-type="currency">
            <text:p>0.52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70444805023016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99" calcext:value-type="currency">
            <text:p>5.99 USD/PCE</text:p>
          </table:table-cell>
          <table:table-cell table:style-name="ce8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31" calcext:value-type="currency">
            <text:p>0.09 USD/PCE</text:p>
          </table:table-cell>
          <table:table-cell table:style-name="ce8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26" calcext:value-type="currency">
            <text:p>0.08 USD/PCE</text:p>
          </table:table-cell>
          <table:table-cell table:style-name="ce8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6</text:p>
          </table:table-cell>
          <table:table-cell office:value-type="string" calcext:value-type="string">
            <text:p>[AS-TH0016] Extruder Heatsink Fan duct with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2</text:p>
          </table:table-cell>
          <table:table-cell office:value-type="string" calcext:value-type="string">
            <text:p>[PP-GP0232] heatsink-fan-duct_black_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96467309829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3</text:p>
          </table:table-cell>
          <table:table-cell office:value-type="string" calcext:value-type="string">
            <text:p>[AS-TH0023] Mini, Nozzle Fan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2</text:p>
          </table:table-cell>
          <table:table-cell office:value-type="string" calcext:value-type="string">
            <text:p>[PP-GP0252] Extruder Fan Mount v2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127409654491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7</text:p>
          </table:table-cell>
          <table:table-cell office:value-type="string" calcext:value-type="string">
            <text:p>[AS-TH0027] Mini, Extruder Mount Comp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1</text:p>
          </table:table-cell>
          <table:table-cell office:value-type="string" calcext:value-type="string">
            <text:p>[PP-GP0251] Extruder Mount v3.0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01599675479285" calcext:value-type="currency">
            <text:p>0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28</text:p>
          </table:table-cell>
          <table:table-cell office:value-type="string" calcext:value-type="string">
            <text:p>[AS-TH0028] Beefy idler Assembly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6</text:p>
          </table:table-cell>
          <table:table-cell office:value-type="string" calcext:value-type="string">
            <text:p>[PP-GP0276] Beefy Extruder Idler v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5119490643574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5" calcext:value-type="currency">
            <text:p>1.50 USD/PCE</text:p>
          </table:table-cell>
          <table:table-cell table:style-name="ce8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1</text:p>
          </table:table-cell>
          <table:table-cell office:value-type="string" calcext:value-type="string">
            <text:p>[EL-HR0121] Mini, Nozzle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3" calcext:value-type="currency">
            <text:p>3.13 USD/PCE</text:p>
          </table:table-cell>
          <table:table-cell table:style-name="ce8" office:value-type="currency" office:currency="USD" office:value="3.13" calcext:value-type="currency">
            <text:p>3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2</text:p>
          </table:table-cell>
          <table:table-cell office:value-type="string" calcext:value-type="string">
            <text:p>[EL-HR0122] Mini, Extruder Mo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4</text:p>
          </table:table-cell>
          <table:table-cell office:value-type="string" calcext:value-type="string">
            <text:p>[EL-MS0074] Molex-CONN HOUSING 20POS .100 DUAL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0225522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2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6" calcext:value-type="currency">
            <text:p>0.56 USD/PCE</text:p>
          </table:table-cell>
          <table:table-cell table:style-name="ce8" office:value-type="currency" office:currency="USD" office:value="0.56" calcext:value-type="currency">
            <text:p>0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5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651970642948303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3</text:p>
          </table:table-cell>
          <table:table-cell office:value-type="string" calcext:value-type="string">
            <text:p>[EL-HR0123] Mini, Heat 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25</text:p>
          </table:table-cell>
          <table:table-cell office:value-type="string" calcext:value-type="string">
            <text:p>[EL-HR0125] Mini X Max Switch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28279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3968323956330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1201961233884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68850420642339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5</text:p>
          </table:table-cell>
          <table:table-cell office:value-type="string" calcext:value-type="string">
            <text:p>[PP-GP0245] Beefy Idler Latch v2.2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6032557893437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261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83" calcext:value-type="currency">
            <text:p>0.03 USD/PCE</text:p>
          </table:table-cell>
          <table:table-cell table:style-name="ce8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589" calcext:value-type="currency">
            <text:p>0.16 USD/PCE</text:p>
          </table:table-cell>
          <table:table-cell table:style-name="ce8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29</text:p>
          </table:table-cell>
          <table:table-cell office:value-type="string" calcext:value-type="string">
            <text:p>[HD-MS0229] M4 x 25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331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331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69" calcext:value-type="currency">
            <text:p>0.15 USD/PCE</text:p>
          </table:table-cell>
          <table:table-cell table:style-name="ce8" office:value-type="currency" office:currency="USD" office:value="0.293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9" calcext:value-type="currency">
            <text:p>0.01 USD/PCE</text:p>
          </table:table-cell>
          <table:table-cell table:style-name="ce8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8" calcext:value-type="currency">
            <text:p>0.05 USD/PCE</text:p>
          </table:table-cell>
          <table:table-cell table:style-name="ce8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07" calcext:value-type="currency">
            <text:p>0.05 USD/PCE</text:p>
          </table:table-cell>
          <table:table-cell table:style-name="ce8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0722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82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48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12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37</text:p>
          </table:table-cell>
          <table:table-cell office:value-type="string" calcext:value-type="string">
            <text:p>[PP-MP0137] Standard Hexagon Mount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Grove Mount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5" calcext:value-type="currency">
            <text:p>2.35 USD/PCE</text:p>
          </table:table-cell>
          <table:table-cell table:style-name="ce8" office:value-type="currency" office:currency="USD" office:value="2.35" calcext:value-type="currency">
            <text:p>2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18</text:p>
          </table:table-cell>
          <table:table-cell office:value-type="string" calcext:value-type="string">
            <text:p>[EL-HR0118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0675320552390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56747032575530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80</text:p>
          </table:table-cell>
          <table:table-cell office:value-type="string" calcext:value-type="string">
            <text:p>[PP-GP0280] x-carriage-cap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3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10329988183213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15</text:p>
          </table:table-cell>
          <table:table-cell office:value-type="string" calcext:value-type="string">
            <text:p>[HD-BL0015] Timing belt, 372 teeth, GT2 2mm pitch, 744 mm pitch length, 6 mm belt width, Neopr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6" calcext:value-type="currency">
            <text:p>2.06 USD/PCE</text:p>
          </table:table-cell>
          <table:table-cell table:style-name="ce8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68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94A1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1.236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071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1428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66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6" calcext:value-type="currency">
            <text:p>5.26 USD/PCE</text:p>
          </table:table-cell>
          <table:table-cell table:style-name="ce8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3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32</text:p>
          </table:table-cell>
          <table:table-cell office:value-type="string" calcext:value-type="string">
            <text:p>[PC-AS0032] Mini RAMBo Electronics v1.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UMMimiRAMBoPCB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6.5" calcext:value-type="currency">
            <text:p>56.50 USD/PCE</text:p>
          </table:table-cell>
          <table:table-cell table:style-name="ce8" office:value-type="currency" office:currency="USD" office:value="56.5" calcext:value-type="currency">
            <text:p>56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79</text:p>
          </table:table-cell>
          <table:table-cell office:value-type="string" calcext:value-type="string">
            <text:p>[AS-PR0079] Mini, Glass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6" office:value-type="currency" office:currency="USD/cm²" office:value="0.00119749883374411" calcext:value-type="currency">
            <text:p>0.00 USD/cm²</text:p>
          </table:table-cell>
          <table:table-cell table:style-name="ce8" office:value-type="currency" office:currency="USD" office:value="0.503248884880961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6" office:value-type="currency" office:currency="USD/cm²" office:value="0.00476427234905752" calcext:value-type="currency">
            <text:p>0.00 USD/cm²</text:p>
          </table:table-cell>
          <table:table-cell table:style-name="ce8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72" calcext:value-type="currency">
            <text:p>7.72 USD/PCE</text:p>
          </table:table-cell>
          <table:table-cell table:style-name="ce8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9</text:p>
          </table:table-cell>
          <table:table-cell office:value-type="string" calcext:value-type="string">
            <text:p>[PC-BD0029] Silicon Heater, 24V, 168mm x 16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7.95" calcext:value-type="currency">
            <text:p>27.95 USD/PCE</text:p>
          </table:table-cell>
          <table:table-cell table:style-name="ce8" office:value-type="currency" office:currency="USD" office:value="27.95" calcext:value-type="currency">
            <text:p>27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31</text:p>
          </table:table-cell>
          <table:table-cell office:value-type="string" calcext:value-type="string">
            <text:p>[DC-LB0131] Gladiola Serial Number Lab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4" office:value-type="currency" office:currency="USD/PCE" office:value="0.283" calcext:value-type="currency">
            <text:p>0.28 USD/PCE</text:p>
          </table:table-cell>
          <table:table-cell table:style-name="ce8" office:value-type="currency" office:currency="USD" office:value="0.283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" calcext:value-type="currency">
            <text:p>1.20 USD/PCE</text:p>
          </table:table-cell>
          <table:table-cell table:style-name="ce8" office:value-type="currency" office:currency="USD" office:value="1.2" calcext:value-type="currency">
            <text:p>1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89" calcext:value-type="currency">
            <text:p>2.89 USD/PCE</text:p>
          </table:table-cell>
          <table:table-cell table:style-name="ce8" office:value-type="currency" office:currency="USD" office:value="2.89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6</text:p>
          </table:table-cell>
          <table:table-cell office:value-type="string" calcext:value-type="string">
            <text:p>[HD-BT0136] M3 x 12 Bolt FHCS,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42510012A4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42510012A4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" calcext:value-type="currency">
            <text:p>0.05 USD/PCE</text:p>
          </table:table-cell>
          <table:table-cell table:style-name="ce8" office:value-type="currency" office:currency="USD" office:value="0.2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60</text:p>
          </table:table-cell>
          <table:table-cell office:value-type="string" calcext:value-type="string">
            <text:p>[HD-MS0360] Stainless Steel Unthreaded Spacer 8 mm OD, 8 mm Length, for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47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4.6" calcext:value-type="currency">
            <text:p>4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BK Machine Corp. (S&amp;DC CORP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11.6" calcext:value-type="currency">
            <text:p>1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7" office:value-type="currency" office:currency="USD/Reel, 3kg" office:value="30" calcext:value-type="currency">
            <text:p>30.00 USD/Reel, 3kg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19</text:p>
          </table:table-cell>
          <table:table-cell office:value-type="string" calcext:value-type="string">
            <text:p>[AS-PK0019] Mini, Gladiola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4</text:p>
          </table:table-cell>
          <table:table-cell office:value-type="string" calcext:value-type="string">
            <text:p>[DC-MN0014] LulzBot Mini User 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4.84" calcext:value-type="currency">
            <text:p>4.84 USD/PCE</text:p>
          </table:table-cell>
          <table:table-cell table:style-name="ce8" office:value-type="currency" office:currency="USD" office:value="4.84" calcext:value-type="currency">
            <text:p>4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32</text:p>
          </table:table-cell>
          <table:table-cell office:value-type="string" calcext:value-type="string">
            <text:p>[DC-MS0032] Quick start guid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.97577" calcext:value-type="currency">
            <text:p>1.98 USD/PCE</text:p>
          </table:table-cell>
          <table:table-cell table:style-name="ce8" office:value-type="currency" office:currency="USD" office:value="1.97577" calcext:value-type="currency">
            <text:p>1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PL0134</text:p>
          </table:table-cell>
          <table:table-cell office:value-type="string" calcext:value-type="string">
            <text:p>[RM-PL0134] PolyLite PLA LulzBot Green, <text:s/>2.85mm 3kg Reel – Polymaker</text:p>
          </table:table-cell>
          <table:table-cell office:value-type="float" office:value="23.22" calcext:value-type="float">
            <text:p>23.2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3" office:value-type="currency" office:currency="USD/g" office:value="0.01" calcext:value-type="currency">
            <text:p>0.01 USD/g</text:p>
          </table:table-cell>
          <table:table-cell table:style-name="ce8" office:value-type="currency" office:currency="USD" office:value="0.2322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0</text:p>
          </table:table-cell>
          <table:table-cell office:value-type="string" calcext:value-type="string">
            <text:p>[AS-PK0020] Mini,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s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" calcext:value-type="currency">
            <text:p>0.60 USD/PCE</text:p>
          </table:table-cell>
          <table:table-cell table:style-name="ce8" office:value-type="currency" office:currency="USD" office:value="0.6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51" calcext:value-type="currency">
            <text:p>0.51 USD/PCE</text:p>
          </table:table-cell>
          <table:table-cell table:style-name="ce8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3" calcext:value-type="currency">
            <text:p>2.03 USD/PCE</text:p>
          </table:table-cell>
          <table:table-cell table:style-name="ce8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3914" calcext:value-type="currency">
            <text:p>0.04 USD/PCE</text:p>
          </table:table-cell>
          <table:table-cell table:style-name="ce8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9</text:p>
          </table:table-cell>
          <table:table-cell office:value-type="string" calcext:value-type="string">
            <text:p>[AS-PR0109] Mini tool sub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9" calcext:value-type="currency">
            <text:p>1.19 USD/PCE</text:p>
          </table:table-cell>
          <table:table-cell table:style-name="ce8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44" calcext:value-type="currency">
            <text:p>1.44 USD/PCE</text:p>
          </table:table-cell>
          <table:table-cell table:style-name="ce8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020</text:p>
          </table:table-cell>
          <table:table-cell office:value-type="string" calcext:value-type="string">
            <text:p>[TL-MS0020] .003 Stainless Steel/Straight Instrument Cleaner B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GORDON BRUSH MFG CO, INC</text:p>
          </table:table-cell>
          <table:table-cell office:value-type="string" calcext:value-type="string">
            <text:p>906501</text:p>
          </table:table-cell>
          <table:table-cell office:value-type="string" calcext:value-type="string">
            <text:p>pkg, 12</text:p>
          </table:table-cell>
          <table:table-cell table:style-name="ce4" office:value-type="currency" office:currency="USD/PCE" office:value="5.78" calcext:value-type="currency">
            <text:p>5.78 USD/PCE</text:p>
          </table:table-cell>
          <table:table-cell table:style-name="ce8" office:value-type="currency" office:currency="USD" office:value="5.78" calcext:value-type="currency">
            <text:p>5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177" calcext:value-type="currency">
            <text:p>0.18 USD/PCE</text:p>
          </table:table-cell>
          <table:table-cell table:style-name="ce8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" calcext:value-type="currency">
            <text:p>0.09 USD/PCE</text:p>
          </table:table-cell>
          <table:table-cell table:style-name="ce8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1</text:p>
          </table:table-cell>
          <table:table-cell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258" calcext:value-type="currency">
            <text:p>0.13 USD/PCE</text:p>
          </table:table-cell>
          <table:table-cell table:style-name="ce8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885" calcext:value-type="currency">
            <text:p>0.09 USD/PCE</text:p>
          </table:table-cell>
          <table:table-cell table:style-name="ce8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8</text:p>
          </table:table-cell>
          <table:table-cell office:value-type="string" calcext:value-type="string">
            <text:p>[DC-MS0028] Packing List,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1" calcext:value-type="currency">
            <text:p>0.21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29</text:p>
          </table:table-cell>
          <table:table-cell office:value-type="string" calcext:value-type="string">
            <text:p>[DC-MS0029] Quality assurance record Mini 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7" calcext:value-type="currency">
            <text:p>0.17 USD/PCE</text:p>
          </table:table-cell>
          <table:table-cell table:style-name="ce8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1</text:p>
          </table:table-cell>
          <table:table-cell office:value-type="string" calcext:value-type="string">
            <text:p>[DC-MS0031] Warning sheet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7" calcext:value-type="currency">
            <text:p>0.07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33</text:p>
          </table:table-cell>
          <table:table-cell office:value-type="string" calcext:value-type="string">
            <text:p>[DC-MS0033] EC Declaration of Conformity,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141" calcext:value-type="currency">
            <text:p>0.11 USD/PCE</text:p>
          </table:table-cell>
          <table:table-cell table:style-name="ce8" office:value-type="currency" office:currency="USD" office:value="0.1141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MS0420</text:p>
          </table:table-cell>
          <table:table-cell office:value-type="string" calcext:value-type="string">
            <text:p>[EL-MS0420] SWM Style USB Flash Drive, 16gb, Black with Mini Logo - No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8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" calcext:value-type="currency">
            <text:p>6.00 USD/PCE</text:p>
          </table:table-cell>
          <table:table-cell table:style-name="ce8" office:value-type="currency" office:currency="USD" office:value="6" calcext:value-type="currency">
            <text:p>6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pkg, 2500</text:p>
          </table:table-cell>
          <table:table-cell table:style-name="ce4" office:value-type="currency" office:currency="USD/PCE" office:value="0.019196" calcext:value-type="currency">
            <text:p>0.02 USD/PCE</text:p>
          </table:table-cell>
          <table:table-cell table:style-name="ce8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6</text:p>
          </table:table-cell>
          <table:table-cell office:value-type="string" calcext:value-type="string">
            <text:p>[SH-PG0076] MINI Carton 22x17x19 275# 51 ECT White Doublewall RSC Printed 2 Colors w/glued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05" calcext:value-type="currency">
            <text:p>4.05 USD/PCE</text:p>
          </table:table-cell>
          <table:table-cell table:style-name="ce8" office:value-type="currency" office:currency="USD" office:value="4.05" calcext:value-type="currency">
            <text:p>4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3</text:p>
          </table:table-cell>
          <table:table-cell office:value-type="string" calcext:value-type="string">
            <text:p>[SH-PG0113] Mini Small Foam Insert, 11 x 7 x 6, 1.25# 55 ILD Grey Urethane Foam pa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N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6" calcext:value-type="currency">
            <text:p>2.76 USD/PCE</text:p>
          </table:table-cell>
          <table:table-cell table:style-name="ce8" office:value-type="currency" office:currency="USD" office:value="2.76" calcext:value-type="currency">
            <text:p>2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14</text:p>
          </table:table-cell>
          <table:table-cell office:value-type="string" calcext:value-type="string">
            <text:p>[SH-PG0114] Mini Larger Foam Insert, 11 x 7 x 8, 1.25# ILD Grey Urethane Foa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O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36" calcext:value-type="currency">
            <text:p>3.36 USD/PCE</text:p>
          </table:table-cell>
          <table:table-cell table:style-name="ce8" office:value-type="currency" office:currency="USD" office:value="3.36" calcext:value-type="currency">
            <text:p>3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8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9</text:p>
          </table:table-cell>
          <table:table-cell office:value-type="string" calcext:value-type="string">
            <text:p>[SH-PG0149] Mini, Small Smooth Rod Foam Block v2, Medium, Grey 2.0# Polyethylene 2 1/4" x 1 1/4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" calcext:value-type="currency">
            <text:p>0.39 USD/PCE</text:p>
          </table:table-cell>
          <table:table-cell table:style-name="ce8" office:value-type="currency" office:currency="USD" office:value="1.17" calcext:value-type="currency">
            <text:p>1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50</text:p>
          </table:table-cell>
          <table:table-cell office:value-type="string" calcext:value-type="string">
            <text:p>[SH-PG0150] Mini, Long Smooth Rod Foam Block v2, Medium, Grey 2.0# Polyethylene 5" x 1 1/4"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91" calcext:value-type="currency">
            <text:p>0.91 USD/PCE</text:p>
          </table:table-cell>
          <table:table-cell table:style-name="ce8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1</text:p>
          </table:table-cell>
          <table:table-cell office:value-type="string" calcext:value-type="string">
            <text:p>[SH-PG0171] Mini Foam, Polyethylene Foam, Bottom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0</text:p>
          </table:table-cell>
          <table:table-cell office:value-type="string" calcext:value-type="string">
            <text:p>[SH-PG0170] Mini Foam, Polyethylene Foam, Top 22 1/8" x 17 1/8 x 4, Foam Die Cut Fram Assembl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07S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75" calcext:value-type="currency">
            <text:p>6.75 USD/PCE</text:p>
          </table:table-cell>
          <table:table-cell table:style-name="ce8" office:value-type="currency" office:currency="USD" office:value="6.75" calcext:value-type="currency">
            <text:p>6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TL-HD0223</text:p>
          </table:table-cell>
          <table:table-cell office:value-type="string" calcext:value-type="string">
            <text:p>[TL-HD0223] 2mm Allen W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SC Industrial Supply</text:p>
          </table:table-cell>
          <table:table-cell office:value-type="string" calcext:value-type="string">
            <text:p>0574703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" calcext:value-type="currency">
            <text:p>0.09 USD/PCE</text:p>
          </table:table-cell>
          <table:table-cell table:style-name="ce8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office:value-type="currency" office:currency="USD" office:value="719.662399579231" calcext:value-type="currency">
            <text:p>719.66 USD</text:p>
          </table:table-cell>
          <table:table-cell table:number-columns-repeated="1010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30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10-09T14:51:09</meta:creation-date>
    <dc:date>2018-10-09T14:51:09</dc:date>
    <meta:generator>LibreOffice/5.2.7.2$Linux_X86_64 LibreOffice_project/20m0$Build-2</meta:generator>
    <meta:document-statistic meta:table-count="1" meta:cell-count="40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